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Your Time (feat. KIELY) Savoy</text:p>
      <text:p text:style-name="Standard">Deeper Love Botnek</text:p>
      <text:p text:style-name="Standard">Fighter WRLD</text:p>
      <text:p text:style-name="Standard">Need You F.O.O.L</text:p>
      <text:p text:style-name="Standard">Paradise Warfare Carpenter Brut</text:p>
      <text:p text:style-name="Standard">Sexkiller on the Loose Carpenter Brut</text:p>
      <text:p text:style-name="Standard">347 Midnight Demons Carpenter Brut</text:p>
      <text:p text:style-name="Standard">Division Ruine Carpenter Brut</text:p>
      <text:p text:style-name="Standard">ProtoVision Kavinsky</text:p>
      <text:p text:style-name="Standard">Rampage Kavinsky</text:p>
      <text:p text:style-name="Standard">Odd Look Kavinsky</text:p>
      <text:p text:style-name="Standard">One Tristam</text:p>
      <text:p text:style-name="Standard">Spirales Disiz La Peste</text:p>
      <text:p text:style-name="Standard">Insight Haywyre</text:p>
      <text:p text:style-name="Standard">Seven Nation Army The White Stripes</text:p>
      <text:p text:style-name="Standard">Nightcall Kavinsky</text:p>
      <text:p text:style-name="Standard">Adventure Time Rogue</text:p>
      <text:p text:style-name="Standard">Free Things in Life KAYTRANADA</text:p>
      <text:p text:style-name="Standard">Love &amp; Pain (Kaytranada Remix) JMSN</text:p>
      <text:p text:style-name="Standard">Mauvaise idée Orelsan</text:p>
      <text:p text:style-name="Standard">Unity TheFatRat</text:p>
      <text:p text:style-name="Standard">Never Be Alone TheFatRat</text:p>
      <text:p text:style-name="Standard">Infinite Power TheFatRat</text:p>
      <text:p text:style-name="Standard">Heartbreaker MSTRKRFT</text:p>
      <text:p text:style-name="Standard">Invader Dance With the Dead</text:p>
      <text:p text:style-name="Standard">Those Eyes - Original Mix Feint</text:p>
      <text:p text:style-name="Standard">Let's Dance - 1999 Remastered Version David Bowie</text:p>
      <text:p text:style-name="Standard">Disco Zombi Italia Carpenter Brut</text:p>
      <text:p text:style-name="Standard">We Won't Be Alone (feat. Laura Brehm) Feint</text:p>
      <text:p text:style-name="Standard">Runaway (U &amp; I) Galantis</text:p>
      <text:p text:style-name="Standard">Lean On (feat. MØ &amp; DJ Snake) Major Lazer</text:p>
      <text:p text:style-name="Standard">Symphony No. 9 in E Minor, Op. 95 "From the New World": IV. Allegro con fuoco Antonín Dvořák</text:p>
      <text:p text:style-name="Standard">Blurred Vision Pylot</text:p>
      <text:p text:style-name="Standard">Flashbacks Pylot</text:p>
      <text:p text:style-name="Standard">After Dark Pylot</text:p>
      <text:p text:style-name="Standard">On Fire Melano</text:p>
      <text:p text:style-name="Standard">Live Is Life (digitally remastered) - Single Version Opus</text:p>
      <text:p text:style-name="Standard">Roxanne The Police</text:p>
      <text:p text:style-name="Standard">Easy Lover Philip Bailey</text:p>
      <text:p text:style-name="Standard">Vampire Nitemayor</text:p>
      <text:p text:style-name="Standard">Wedding Bells Cashmere Cat</text:p>
      <text:p text:style-name="Standard">The Schism Haywyre</text:p>
      <text:p text:style-name="Standard">Monody (feat. Laura Brehm) TheFatRat</text:p>
      <text:p text:style-name="Standard">Highscore Panda Eyes</text:p>
      <text:p text:style-name="Standard">Immortal Flame Panda Eyes</text:p>
      <text:p text:style-name="Standard">Kiko Panda Eyes</text:p>
      <text:p text:style-name="Standard">Adventure Time Panda Eyes</text:p>
      <text:p text:style-name="Standard">Ily Panda Eyes</text:p>
      <text:p text:style-name="Standard">Fuck Off Panda Eyes</text:p>
      <text:p text:style-name="Standard">The Lights Panda Eyes</text:p>
      <text:p text:style-name="Standard">For You Panda Eyes</text:p>
      <text:p text:style-name="Standard">Love Game Panda Eyes</text:p>
      <text:p text:style-name="Standard"><text:soft-page-break/>Miracle Panda Eyes</text:p>
      <text:p text:style-name="Standard">Keep Going Panda Eyes</text:p>
      <text:p text:style-name="Standard">The Returning Panda Eyes</text:p>
      <text:p text:style-name="Standard">White Clouds - Original Mix DVBBS</text:p>
      <text:p text:style-name="Standard">Pyramids (ft. Sanjin) - Radio Mix DVBBS</text:p>
      <text:p text:style-name="Standard">Never Leave DVBBS</text:p>
      <text:p text:style-name="Standard">Raveheart - Original Mix DVBBS</text:p>
      <text:p text:style-name="Standard">Voodoo - Original Mix DVBBS</text:p>
      <text:p text:style-name="Standard">Reptilia The Strokes</text:p>
      <text:p text:style-name="Standard">Stepping Stone Lemaitre</text:p>
      <text:p text:style-name="Standard">Riverbank Bolier</text:p>
      <text:p text:style-name="Standard">Lost &amp; Found Bolier</text:p>
      <text:p text:style-name="Standard">Dat Voices Insan3lik3</text:p>
      <text:p text:style-name="Standard">Pick Up The Phone Summer Was Fun</text:p>
      <text:p text:style-name="Standard">Playground [feat. Bugle &amp; Arama] Major Lazer</text:p>
      <text:p text:style-name="Standard">A Race Against Time Pylot</text:p>
      <text:p text:style-name="Standard">Windfall TheFatRat</text:p>
      <text:p text:style-name="Standard">Time Lapse TheFatRat</text:p>
      <text:p text:style-name="Standard">Xenogenesis TheFatRat</text:p>
      <text:p text:style-name="Standard">Splinter - Original Mix TheFatRat</text:p>
      <text:p text:style-name="Standard">Desert Eagle Data</text:p>
      <text:p text:style-name="Standard">Frame of Mind Tristam</text:p>
      <text:p text:style-name="Standard">Far Away Tristam</text:p>
      <text:p text:style-name="Standard">My Friend Tristam</text:p>
      <text:p text:style-name="Standard">Till It's Over Tristam</text:p>
      <text:p text:style-name="Standard">Inertia Draper</text:p>
      <text:p text:style-name="Standard">What I've Waited for (feat. D. Brown) Vicetone</text:p>
      <text:p text:style-name="Standard">Night After Night Rogue</text:p>
      <text:p text:style-name="Standard">Truth Tristam</text:p>
      <text:p text:style-name="Standard">Apollo (Electro Mix) Astronaut</text:p>
      <text:p text:style-name="Standard">All On Me (feat. Gamble &amp; Burke) Case &amp; Point</text:p>
      <text:p text:style-name="Standard">Disconnected Pegboard Nerds</text:p>
      <text:p text:style-name="Standard">Emperor's New Clothes Panic! At The Disco</text:p>
      <text:p text:style-name="Standard">Renegade - The Qemists VIP The Qemists</text:p>
      <text:p text:style-name="Standard">Bad Pitched Insan3lik3</text:p>
      <text:p text:style-name="Standard">Tidal Wave Sub Focus</text:p>
      <text:p text:style-name="Standard">Endorphins Sub Focus</text:p>
      <text:p text:style-name="Standard">Last Jungle Sub Focus</text:p>
      <text:p text:style-name="Standard">Safe In Sound Sub Focus</text:p>
      <text:p text:style-name="Standard">Catch You Kill Paris</text:p>
      <text:p text:style-name="Standard">Operate (Illenium Remix) [feat. Royal] Kill Paris</text:p>
      <text:p text:style-name="Standard">Roses The Chainsmokers</text:p>
      <text:p text:style-name="Standard">Hymn For The Weekend Coldplay</text:p>
      <text:p text:style-name="Standard">You &amp; Me - Flume Remix Disclosure</text:p>
      <text:p text:style-name="Standard">Night Goes On (feat. Q'AILA) Eminence</text:p>
      <text:p text:style-name="Standard">Do You Don't You Haywyre</text:p>
      <text:p text:style-name="Standard">It Came from Planet Earth Stephen Walking</text:p>
      <text:p text:style-name="Standard">Fight for You Fareoh</text:p>
      <text:p text:style-name="Standard">Stay with Me Diamond Eyes</text:p>
      <text:p text:style-name="Standard">Aftergold Big Wild</text:p>
      <text:p text:style-name="Standard">Traveller Melano</text:p>
      <text:p text:style-name="Standard">Say My Name (feat. Zyra) ODESZA</text:p>
      <text:p text:style-name="Standard"><text:soft-page-break/>Sun Models (feat. Madelyn Grant) ODESZA</text:p>
      <text:p text:style-name="Standard">LA LA LAND DVBBS</text:p>
      <text:p text:style-name="Standard">Swiggity IZECOLD</text:p>
      <text:p text:style-name="Standard">Waiting for You (feat. Joanna Jones) Unlike Pluto</text:p>
      <text:p text:style-name="Standard">Palace KickRaux</text:p>
      <text:p text:style-name="Standard">Milky Way Madison Mars</text:p>
      <text:p text:style-name="Standard">No Money Galantis</text:p>
      <text:p text:style-name="Standard">Malicious Slips &amp; Slurs</text:p>
      <text:p text:style-name="Standard">Antihero Noisestorm</text:p>
      <text:p text:style-name="Standard">Daybreak Rogue</text:p>
      <text:p text:style-name="Standard">Faded Alan Walker</text:p>
      <text:p text:style-name="Standard">Spectre Alan Walker</text:p>
      <text:p text:style-name="Standard">Force Alan Walker</text:p>
      <text:p text:style-name="Standard">Nobody Does It Better Michael Calfan</text:p>
      <text:p text:style-name="Standard">Stressed Out Twenty One Pilots</text:p>
      <text:p text:style-name="Standard">Wanna Die For You Netsky</text:p>
      <text:p text:style-name="Standard">Don't Let Me Down The Chainsmokers</text:p>
      <text:p text:style-name="Standard">Never Forget You Zara Larsson</text:p>
      <text:p text:style-name="Standard">Nekozilla Different Heaven</text:p>
      <text:p text:style-name="Standard">Sadbot Pixl</text:p>
      <text:p text:style-name="Standard">Perfection twoloud</text:p>
      <text:p text:style-name="Standard">Some Kind of Magic (feat. MYZICA) LVTHER</text:p>
      <text:p text:style-name="Standard">ReWel Tristam</text:p>
      <text:p text:style-name="Standard">Moments (feat. Meg Dean) Rogue</text:p>
      <text:p text:style-name="Standard">Distorted Reality F.O.O.L</text:p>
      <text:p text:style-name="Standard">Fairytaler F.O.O.L</text:p>
      <text:p text:style-name="Standard">Love Has Gone Netsky</text:p>
      <text:p text:style-name="Standard">Legacy - Radio Edit Nicky Romero</text:p>
      <text:p text:style-name="Standard">Tear In My Heart Twenty One Pilots</text:p>
      <text:p text:style-name="Standard">Pink Koeks - Original Mix Spag Heddy</text:p>
      <text:p text:style-name="Standard">Better - Original Mix EH!DE</text:p>
      <text:p text:style-name="Standard">Oh My! - Original Mix Spag Heddy</text:p>
      <text:p text:style-name="Standard">Endlessly feat. Anna Yvette - Spag Heddy Remix Anna Yvette</text:p>
      <text:p text:style-name="Standard">Pastanistan Express - Original Mix Spag Heddy</text:p>
      <text:p text:style-name="Standard">In These Shadows (feat. Carmen Forbes) Fytch</text:p>
      <text:p text:style-name="Standard">Raindrops - Flinch Remix Fytch</text:p>
      <text:p text:style-name="Standard">That I Love You Fytch</text:p>
      <text:p text:style-name="Standard">Nuclear (Hands Up) - Original Mix Zomboy</text:p>
      <text:p text:style-name="Standard">Acid Rain - Original Mix ColBreakz</text:p>
      <text:p text:style-name="Standard">Firepower Teminite</text:p>
      <text:p text:style-name="Standard">The Power of Now Steve Aoki</text:p>
      <text:p text:style-name="Standard">Live Your Life - Radio Edit Headhunterz</text:p>
      <text:p text:style-name="Standard">Won't Stop Rocking R3hab</text:p>
      <text:p text:style-name="Standard">The Universe Is Ours Headhunterz</text:p>
      <text:p text:style-name="Standard">Say Goodbye - Headhunterz Radio Edit Crystal Lake</text:p>
      <text:p text:style-name="Standard">Wildcard (feat. Sidnie Tipton) KSHMR</text:p>
      <text:p text:style-name="Standard">The Calling (feat. Laura Brehm) TheFatRat</text:p>
      <text:p text:style-name="Standard">Blank Disfigure</text:p>
      <text:p text:style-name="Standard">Hold Your Breath - Original Mix Kezwik</text:p>
      <text:p text:style-name="Standard">The Quick and the Dead - Original Mix Rudebrat</text:p>
      <text:p text:style-name="Standard">Dragon Pirates Tut Tut Child</text:p>
      <text:p text:style-name="Standard">Snorting Fairy Dust Deon Custom</text:p>
      <text:p text:style-name="Standard"><text:soft-page-break/>Hollah! Disfigure</text:p>
      <text:p text:style-name="Standard">Summer Tune Disfigure</text:p>
      <text:p text:style-name="Standard">Blank - VIP Disfigure</text:p>
      <text:p text:style-name="Standard">Feeling Defeated Disfigure</text:p>
      <text:p text:style-name="Standard">Revenant - Original Mix Dabin</text:p>
      <text:p text:style-name="Standard">Stardust Jay Hardway</text:p>
      <text:p text:style-name="Standard">Electric Elephants Jay Hardway</text:p>
      <text:p text:style-name="Standard">Collide Hellberg</text:p>
      <text:p text:style-name="Standard">Here It Comes Pegboard Nerds</text:p>
      <text:p text:style-name="Standard">Razor Sharp Pegboard Nerds</text:p>
      <text:p text:style-name="Standard">I Feel JETFIRE</text:p>
      <text:p text:style-name="Standard">Road To Zion Damian Marley</text:p>
      <text:p text:style-name="Standard">Make It Bun Dem Skrillex</text:p>
      <text:p text:style-name="Standard">Can't Keep Me Down Cypress Hill &amp; Rusko feat. Damian Marley</text:p>
      <text:p text:style-name="Standard">It Was Written Damian Marley</text:p>
      <text:p text:style-name="Standard">Welcome To Jamrock Damian Marley</text:p>
      <text:p text:style-name="Standard">Kraken - Original Mix Popeska</text:p>
      <text:p text:style-name="Standard">The Right Song Tiësto</text:p>
      <text:p text:style-name="Standard">Addicted To You Avicii</text:p>
      <text:p text:style-name="Standard">When The Sun Goes Down Arctic Monkeys</text:p>
      <text:p text:style-name="Standard">Flight Tristam</text:p>
      <text:p text:style-name="Standard">Is This Love Bob Marley &amp; The Wailers</text:p>
      <text:p text:style-name="Standard">Someone Who Needs Me Bob Sinclar</text:p>
      <text:p text:style-name="Standard">Pitch Black Vicetone</text:p>
      <text:p text:style-name="Standard">Give Me Your Love Sigala</text:p>
      <text:p text:style-name="Standard">Gecko (Overdrive) - Radio Edit Oliver Heldens</text:p>
      <text:p text:style-name="Standard">Shades Of Grey - Radio Mix Oliver Heldens</text:p>
      <text:p text:style-name="Standard">Infinite Notaker</text:p>
      <text:p text:style-name="Standard">We Won't Be Alone (feat. Laura Brehm) Feint</text:p>
      <text:p text:style-name="Standard">PLUR Police - Jauz Remix Knife Party</text:p>
      <text:p text:style-name="Standard">Protectors of the Earth Thomas Bergersen</text:p>
      <text:p text:style-name="Standard">Feel Good Syn Cole</text:p>
      <text:p text:style-name="Standard">D.A.N.C.E. Justice</text:p>
      <text:p text:style-name="Standard">Fade (feat. Zak Waters) Adventure Club</text:p>
      <text:p text:style-name="Standard">Thunderclap Adventure Club</text:p>
      <text:p text:style-name="Standard">Shine Spektrem</text:p>
      <text:p text:style-name="Standard">Miles Away Kasger</text:p>
      <text:p text:style-name="Standard">Awake Dreamers Delight</text:p>
      <text:p text:style-name="Standard">Sunset Lover Petit Biscuit</text:p>
      <text:p text:style-name="Standard">Jungle Petit Biscuit</text:p>
      <text:p text:style-name="Standard">Ketamine Blues - CloZinger Remix CloZinger</text:p>
      <text:p text:style-name="Standard">Coming up' The Geek x Vrv</text:p>
      <text:p text:style-name="Standard">Through My Blood - AM Aimer</text:p>
      <text:p text:style-name="Standard">How To Love (feat. Sofia Reyes) Cash Cash</text:p>
      <text:p text:style-name="Standard">Don't Be so Shy (Filatov &amp; Karas Remix) Imany</text:p>
      <text:p text:style-name="Standard">To Describe You Kungs</text:p>
      <text:p text:style-name="Standard">This Girl (Kungs Vs. Cookin' On 3 Burners) - Kungs Vs. Cookin' On 3 Burners Kungs</text:p>
      <text:p text:style-name="Standard">Don't You Know Kungs</text:p>
      <text:p text:style-name="Standard">Midnight Serenade - Kungs Remix OMI</text:p>
      <text:p text:style-name="Standard">Matches (feat. Aaron Richards) Ephixa</text:p>
      <text:p text:style-name="Standard">Elements of Sanity Arion</text:p>
      <text:p text:style-name="Standard">Lift You Up (feat. EMEL) Stonebank</text:p>
      <text:p text:style-name="Standard"><text:soft-page-break/>Sex Cheat Codes</text:p>
      <text:p text:style-name="Standard">Aloha Møme</text:p>
      <text:p text:style-name="Standard">Aloha Deon Custom</text:p>
      <text:p text:style-name="Standard">You &amp; I Dr Meaker</text:p>
      <text:p text:style-name="Standard">Konnichiwa Mike Williams</text:p>
      <text:p text:style-name="Standard">Some Lovin' Lenno</text:p>
      <text:p text:style-name="Standard">Snake (Original) Blasterjaxx</text:p>
      <text:p text:style-name="Standard">Untrue Tchami</text:p>
      <text:p text:style-name="Standard">Candy Mike Williams</text:p>
      <text:p text:style-name="Standard">Blackout Pegboard Nerds</text:p>
      <text:p text:style-name="Standard">Enigma Pep &amp; Rash</text:p>
      <text:p text:style-name="Standard">Tokyo Jinco</text:p>
      <text:p text:style-name="Standard">What It Feels Like Feed Me</text:p>
      <text:p text:style-name="Standard">Renaissance - kid Remix Steve James</text:p>
      <text:p text:style-name="Standard">Imperfect Views Rogue</text:p>
      <text:p text:style-name="Standard">This Feeling Noisestorm</text:p>
      <text:p text:style-name="Standard">Bring Back the Summer (feat. OLY) - LA Riots Remix Rain Man</text:p>
      <text:p text:style-name="Standard">Into The Fire VINAI</text:p>
      <text:p text:style-name="Standard">Frontier - Extended Mix VINAI</text:p>
      <text:p text:style-name="Standard">Magic Jauz</text:p>
      <text:p text:style-name="Standard">Getaway Tritonal</text:p>
      <text:p text:style-name="Standard">Nevada (feat. Cozi Zuehlsdorff) Vicetone</text:p>
      <text:p text:style-name="Standard">Exhale Snavs</text:p>
      <text:p text:style-name="Standard">Piece Of Me MK</text:p>
      <text:p text:style-name="Standard">Runaway - Dzeko &amp; Torres Remix Bright Lights</text:p>
      <text:p text:style-name="Standard">Once Upon A Time Kill The Buzz</text:p>
      <text:p text:style-name="Standard">Stranded Zookeepers</text:p>
      <text:p text:style-name="Standard">Something Sweet - Exit Friendzone Remix Madison Beer</text:p>
      <text:p text:style-name="Standard">Hold Me Now Qulinez</text:p>
      <text:p text:style-name="Standard">Murda Snavs</text:p>
      <text:p text:style-name="Standard">Time Snavs</text:p>
      <text:p text:style-name="Standard">Abracadabra Snavs</text:p>
      <text:p text:style-name="Standard">Kig På Hende Faustix</text:p>
      <text:p text:style-name="Standard">Crescendo (feat. MYLK) Muzzy</text:p>
      <text:p text:style-name="Standard">Halo Codeko</text:p>
      <text:p text:style-name="Standard">Before We Fade Tristam</text:p>
      <text:p text:style-name="Standard">Here for You Kygo</text:p>
      <text:p text:style-name="Standard">Welcome To The Jungle Scott Bradlee's Postmodern Jukebox</text:p>
      <text:p text:style-name="Standard">Seven Nation Army Scott Bradlee's Postmodern Jukebox</text:p>
      <text:p text:style-name="Standard">Red Lips (feat. Sam Bruno) GTA</text:p>
      <text:p text:style-name="Standard">Changes - Original Mix Faul &amp; Wad Ad</text:p>
      <text:p text:style-name="Standard">Red Lips (feat. Sam Bruno) - Bart Claessen Remix GTA</text:p>
      <text:p text:style-name="Standard">Exogenesis Rogue</text:p>
      <text:p text:style-name="Standard">Party Tokyo Machine</text:p>
      <text:p text:style-name="Standard">In My Head (ft. RKCB) Steve James</text:p>
      <text:p text:style-name="Standard">Comatose Stumbleine</text:p>
      <text:p text:style-name="Standard">Missing Home Tilka</text:p>
      <text:p text:style-name="Standard">Borrowed Lives (feat. NVDES) Pierce Fulton</text:p>
      <text:p text:style-name="Standard">California Dreaming (feat. Paul Rey) Arman Cekin</text:p>
      <text:p text:style-name="Standard">Berlinition (ASOT 767) [Trending Track] - Paul van Dyk Club Mix Chris Bekker</text:p>
      <text:p text:style-name="Standard">Daylight Yves V</text:p>
      <text:p text:style-name="Standard">Quicksand Feenixpawl</text:p>
      <text:p text:style-name="Standard"><text:soft-page-break/>The Ocean Mike Perry</text:p>
      <text:p text:style-name="Standard">Lonely Roads Fytch</text:p>
      <text:p text:style-name="Standard">Foundations Ft. Adara - Original Mix Mitis</text:p>
      <text:p text:style-name="Standard">Apparition Lambert McGaughy</text:p>
      <text:p text:style-name="Standard">Megatron Ummet Ozcan</text:p>
      <text:p text:style-name="Standard">Summer Never Ends Anna Yvette</text:p>
      <text:p text:style-name="Standard">Negin Jolique</text:p>
      <text:p text:style-name="Standard">Wake up, the House Is Underwater! Stephen Walking</text:p>
      <text:p text:style-name="Standard">Farewell Hellberg</text:p>
      <text:p text:style-name="Standard">I Found Your Heart - Vocal Radio Edit DubVision</text:p>
      <text:p text:style-name="Standard">Night Rider (feat. Phoebe Ray) Draper</text:p>
      <text:p text:style-name="Standard">Get Up Hellberg</text:p>
      <text:p text:style-name="Standard">Halcyon Au5</text:p>
      <text:p text:style-name="Standard">Nerve Favright</text:p>
      <text:p text:style-name="Standard">Calm Down Azedia</text:p>
      <text:p text:style-name="Standard">State of Mind (feat. In-Phase) Atmozfears</text:p>
      <text:p text:style-name="Standard">Rain Astronaut</text:p>
      <text:p text:style-name="Standard">The Scarlet Dawn Varien</text:p>
      <text:p text:style-name="Standard">Hero (feat. Elizaveta) Pegboard Nerds</text:p>
      <text:p text:style-name="Standard">Cheat Codes Nitro Fun</text:p>
      <text:p text:style-name="Standard">New Style Pegboard Nerds</text:p>
      <text:p text:style-name="Standard">Breakdown VIP Noisestorm</text:p>
      <text:p text:style-name="Standard">Real Love (feat. Danyka Nadeau) Rootkit</text:p>
      <text:p text:style-name="Standard">Moving On (feat. EMEL) Stonebank</text:p>
      <text:p text:style-name="Standard">See You WRLD</text:p>
      <text:p text:style-name="Standard">PLUR Police - Jauz Remix Knife Party</text:p>
      <text:p text:style-name="Standard">Start That Fire ÉWN</text:p>
      <text:p text:style-name="Standard">Afraid Curtis Alto</text:p>
      <text:p text:style-name="Standard">Feel My Soul Jonas Aden</text:p>
      <text:p text:style-name="Standard">Take Me (ft. Colton Avery) Nicky Romero</text:p>
      <text:p text:style-name="Standard">Take On Me (Kygo Remix) a-ha</text:p>
      <text:p text:style-name="Standard">Are You With Me - Radio Edit Lost Frequencies</text:p>
      <text:p text:style-name="Standard">Playing To Lose Lemaitre</text:p>
      <text:p text:style-name="Standard">Close IZECOLD</text:p>
      <text:p text:style-name="Standard">Classic (feat. POWERS) The Knocks</text:p>
      <text:p text:style-name="Standard">It's Strange Louis The Child</text:p>
      <text:p text:style-name="Standard">Showdown Electric Light Orchestra</text:p>
      <text:p text:style-name="Standard">Tainted Love Soft Cell</text:p>
      <text:p text:style-name="Standard">Soul Search CloZee</text:p>
      <text:p text:style-name="Standard">Anywhere You Go (feat. Timmy Trumpet) NERVO</text:p>
      <text:p text:style-name="Standard">I Want You Tiësto</text:p>
      <text:p text:style-name="Standard">No Mercy Mark Villa</text:p>
      <text:p text:style-name="Standard">We Wanna Be Loved - Radio Edit Marcelo CIC</text:p>
      <text:p text:style-name="Standard">Obey Juicy M</text:p>
      <text:p text:style-name="Standard">Nothing New Devault</text:p>
      <text:p text:style-name="Standard">Drifter Don Diablo</text:p>
      <text:p text:style-name="Standard">On My Mind - Radio Edit Don Diablo</text:p>
      <text:p text:style-name="Standard">Silence ft. Dave Thomas Junior Don Diablo</text:p>
      <text:p text:style-name="Standard">Got The Love Don Diablo</text:p>
      <text:p text:style-name="Standard">Tonight Don Diablo</text:p>
      <text:p text:style-name="Standard">Back In Time - Radio Edit Don Diablo</text:p>
      <text:p text:style-name="Standard">Wolves Snavs</text:p>
      <text:p text:style-name="Standard"><text:soft-page-break/>What If I Go? Mura Masa</text:p>
      <text:p text:style-name="Standard">Halo (feat. Helen Tess) SMLE</text:p>
      <text:p text:style-name="Standard">Stay in Love (feat. Ofelia) Uppermost</text:p>
      <text:p text:style-name="Standard">Invincible Big Wild</text:p>
      <text:p text:style-name="Standard">One World - Extended Mix Swanky Tunes</text:p>
      <text:p text:style-name="Standard">All Caught Up (feat. Tinashe) GTA</text:p>
      <text:p text:style-name="Standard">Gotta Push On GRiZ</text:p>
      <text:p text:style-name="Standard">Before I Go GRiZ</text:p>
      <text:p text:style-name="Standard">Tunnel Vision Subtact</text:p>
      <text:p text:style-name="Standard">Wanchu Back Aero Chord</text:p>
      <text:p text:style-name="Standard">Surface Aero Chord</text:p>
      <text:p text:style-name="Standard">Cutting Shapes Don Diablo</text:p>
      <text:p text:style-name="Standard">The Wizard SKYL1NK</text:p>
      <text:p text:style-name="Standard">Daisuki Lanea</text:p>
      <text:p text:style-name="Standard">Big Bird Blasterjaxx</text:p>
      <text:p text:style-name="Standard">Believer Major Lazer</text:p>
      <text:p text:style-name="Standard">Fire Louis The Child</text:p>
      <text:p text:style-name="Standard">OK! Jauz</text:p>
      <text:p text:style-name="Standard">Battle Sirens - Brillz Remix Knife Party</text:p>
      <text:p text:style-name="Standard">The Little Things - Kasbo Remix Big Gigantic</text:p>
      <text:p text:style-name="Standard">Light That's Never Fading (Radio Edit) Dyve</text:p>
      <text:p text:style-name="Standard">Phone Down Lost Kings</text:p>
      <text:p text:style-name="Standard">The Queen of Swing Swingrowers</text:p>
      <text:p text:style-name="Standard">Upside Down Paloma Faith</text:p>
      <text:p text:style-name="Standard">Gin Tonic Parov Stelar</text:p>
      <text:p text:style-name="Standard">Midnight Swingrowers</text:p>
      <text:p text:style-name="Standard">Crazy in Love - Radio Edit Swing Republic</text:p>
      <text:p text:style-name="Standard">The Gangster Blues Fab Samperi</text:p>
      <text:p text:style-name="Standard">Otto Croy OdjBox</text:p>
      <text:p text:style-name="Standard">Tin Tin Klischée</text:p>
      <text:p text:style-name="Standard">Clap Your Hands Parov Stelar</text:p>
      <text:p text:style-name="Standard">All Night Parov Stelar</text:p>
      <text:p text:style-name="Standard">Cantina Band John Williams</text:p>
      <text:p text:style-name="Standard">Back It Up Caro Emerald</text:p>
      <text:p text:style-name="Standard">Booty Swing Parov Stelar</text:p>
      <text:p text:style-name="Standard">Let's Go Jazzotron</text:p>
      <text:p text:style-name="Standard">No Swinggity Minimatic</text:p>
      <text:p text:style-name="Standard">Pump up the Jam - Electro Swing Version Swingrowers</text:p>
      <text:p text:style-name="Standard">Lost In The Rhythm - Original Mix Jamie Berry</text:p>
      <text:p text:style-name="Standard">Grandpa's Groove Parov Stelar</text:p>
      <text:p text:style-name="Standard">Emergency Icona Pop</text:p>
      <text:p text:style-name="Standard">Catgroove Parov Stelar</text:p>
      <text:p text:style-name="Standard">Nobody´s Fool feat. Cleo Panther Parov Stelar</text:p>
      <text:p text:style-name="Standard">Libella Swing Parov Stelar</text:p>
      <text:p text:style-name="Standard">The Sun Parov Stelar</text:p>
      <text:p text:style-name="Standard">I Wanna Be Evil Kid Kasino</text:p>
      <text:p text:style-name="Standard">Retro Funky - Sundance Remix Perséphone</text:p>
      <text:p text:style-name="Standard">Hey Stephen Walking</text:p>
      <text:p text:style-name="Standard">Spaced Out Pixl</text:p>
      <text:p text:style-name="Standard">The Phoenix Rezonate</text:p>
      <text:p text:style-name="Standard">Revolt (feat. Amelia Rose) Rezonate</text:p>
      <text:p text:style-name="Standard">Toccata OVERWERK</text:p>
      <text:p text:style-name="Standard"><text:soft-page-break/>La Divina Parov Stelar Trio</text:p>
      <text:p text:style-name="Standard">Precipitate Azedia</text:p>
      <text:p text:style-name="Standard">Free My World Direct</text:p>
      <text:p text:style-name="Standard">Strangers Veorra</text:p>
      <text:p text:style-name="Standard">Run Veorra</text:p>
      <text:p text:style-name="Standard">Nasty Freestyle Veorra</text:p>
      <text:p text:style-name="Standard">Standby Veorra</text:p>
      <text:p text:style-name="Standard">Sinner Veorra</text:p>
      <text:p text:style-name="Standard">Fresh 2=3</text:p>
      <text:p text:style-name="Standard">Follow Me Tristam</text:p>
      <text:p text:style-name="Standard">Who We Are Tristam</text:p>
      <text:p text:style-name="Standard">Feel Alive (feat. Charlotte Haining) Insan3lik3</text:p>
      <text:p text:style-name="Standard">Cold Skin Seven Lions</text:p>
      <text:p text:style-name="Standard">Matches (Subtact Remix) [feat. Aaron Richards] Subtact</text:p>
      <text:p text:style-name="Standard">Matches (Dark Cat &amp; VYNYL Remix) [feat. Aaron Richards] dark cat</text:p>
      <text:p text:style-name="Standard">Manslaughter (VIP Mix) Lets Be Friends</text:p>
      <text:p text:style-name="Standard">Black Sky TVDS</text:p>
      <text:p text:style-name="Standard">Bad Boy Razihel</text:p>
      <text:p text:style-name="Standard">Pizza Planet Stephen Walking</text:p>
      <text:p text:style-name="Standard">Pounce Falcon Funk</text:p>
      <text:p text:style-name="Standard">Mellow Showtek</text:p>
      <text:p text:style-name="Standard">Blank - VIP Disfigure</text:p>
      <text:p text:style-name="Standard">Shoulder Kiss Freddie Joachim</text:p>
      <text:p text:style-name="Standard">I Remember U Cartoon</text:p>
      <text:p text:style-name="Standard">The Light Tetrix Bass feat. Veela</text:p>
      <text:p text:style-name="Standard">Hold On Elliot Berger</text:p>
      <text:p text:style-name="Standard">One Beat Insan3lik3</text:p>
      <text:p text:style-name="Standard">Haunted Shirk</text:p>
      <text:p text:style-name="Standard">Losing You Ephixa</text:p>
      <text:p text:style-name="Standard">Shimmer Notaker</text:p>
      <text:p text:style-name="Standard">Can You Feel It T-Mass</text:p>
      <text:p text:style-name="Standard">Fractures (feat. Nevve) Illenium</text:p>
      <text:p text:style-name="Standard">Hit The Road Jack Throttle</text:p>
      <text:p text:style-name="Standard">idfc (Tarro Remix) Blackbe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5S</meta:editing-duration>
    <meta:editing-cycles>3</meta:editing-cycles>
    <meta:generator>OpenOffice/4.1.3$Win32 OpenOffice.org_project/413m1$Build-9783</meta:generator>
    <dc:date>2017-02-09T02:37:49.38</dc:date>
    <meta:document-statistic meta:table-count="0" meta:image-count="0" meta:object-count="0" meta:page-count="8" meta:paragraph-count="398" meta:word-count="1794" meta:character-count="10499"/>
    <dc:creator>tristan Bessac</dc:creator>
    <meta:user-defined meta:name="Info 1"/>
    <meta:user-defined meta:name="Info 2"/>
    <meta:user-defined meta:name="Info 3"/>
    <meta:user-defined meta:name="Info 4"/>
  </office:meta>
</office:document-meta>
</file>